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fo:color="#000000" style:font-name="Arial" fo:font-size="10pt" style:font-size-asian="10pt" style:font-size-complex="10pt"/>
    </style:style>
    <style:style style:name="P3" style:family="paragraph" style:parent-style-name="Standard">
      <style:text-properties style:font-name="Arial" fo:font-size="10pt" style:font-size-asian="10pt" style:font-size-complex="10pt"/>
    </style:style>
    <style:style style:name="P4" style:family="paragraph" style:parent-style-name="Standard" style:list-style-name="L1">
      <style:text-properties style:font-name="Arial" fo:font-size="10pt" style:font-size-asian="10pt" style:font-size-complex="10pt"/>
    </style:style>
    <style:style style:name="P5" style:family="paragraph" style:parent-style-name="Standard">
      <style:paragraph-properties fo:text-align="end" style:justify-single-word="false"/>
      <style:text-properties style:font-name="Arial" fo:font-size="15pt" style:font-size-asian="15pt" style:font-size-complex="15pt"/>
    </style:style>
    <style:style style:name="T1" style:family="text">
      <style:text-properties fo:font-weight="bold" style:font-weight-asian="bold" style:font-weight-complex="bold"/>
    </style:style>
    <style:style style:name="T2" style:family="text">
      <style:text-properties fo:font-variant="normal" fo:text-transform="none" fo:font-size="9.75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text:span>a<text:span text:style-name="T1">L</text:span>unetterie<text:span text:style-name="T1">D</text:span>u<text:span text:style-name="T1">C</text:span>oin</text:p>
      <text:p text:style-name="P1"/>
      <text:p text:style-name="P1"/>
      <text:p text:style-name="P1">Les lunettes sont manufacturées par nos spécialistes expérimentés et conçues à partir de matériaux nobles. Il est important de traiter vos lunettes avec délicatesse. Les ajustages, nettoyages ainsi que le remplacement des plaquettes et visseries sont gratuit pour nos client.es.</text:p>
      <text:p text:style-name="P1"/>
      <text:p text:style-name="P1">Politique de retour :</text:p>
      <text:p text:style-name="P1">Il n'existe aucun droit de rétractation pour l'achat de produits personnalisés en boutique. </text:p>
      <text:p text:style-name="P1">Seuls les produits neufs et en parfait état d'origine, accompagnés des accessoires , pourront être retournés contre un échange ou un avoir dans un délai de trente (30) jours à compter de la date d'achat. </text:p>
      <text:p text:style-name="P1">Les montures personnalisées, ajustées ne pourront êtres retournées. Cette politique de retour vient s'ajouter aux droits issus des garanties légales des produits défectueux et des vices cachés et peut être soumise à d'autres conditions.</text:p>
      <text:p text:style-name="P1"/>
      <text:p text:style-name="P2"><text:span text:style-name="T2">En cas de changements de puissances de verres , suivant les trente (30) jours de la livraison de l'équipement, une franchise de quatre vingt dix (90) euros pour les verres progressifs et quarante cinq (45) euros pour les verres unifocaux est appliquée pour l'ensemble de la commande.</text:span> <text:s/></text:p>
      <text:p text:style-name="P2"/>
      <text:p text:style-name="P1">Les règlements par chèques sont acceptés sur présentation d'une pièce d'identité concordante. Nous nous réservons le droit d'annuler le règlement par tiers payant. </text:p>
      <text:p text:style-name="P1"/>
      <text:p text:style-name="P1">*L'offre de remise à la reprise est limitée à une monture par transaction . Elle est valable uniquement à condition d'achat d'un équipement de classe B . L'offre de remise à la reprise est non compatible avec d'autres promotions exceptionnelles </text:p>
      <text:p text:style-name="P1"/>
      <text:p text:style-name="P1">*L'offre de seconde paire est valable sur la monture la moins coûteuse pour l'achat d'une équipement de classe B et est cumulable avec l'offre de remise à la reprise. Non valable pour double équipement Komono et Myorelax . Monayant +40€ il est possible d'inclure à cette offre l'option polrisée sur les solaires ou double cozylen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23T11:42:39.97</meta:creation-date>
    <meta:document-statistic meta:table-count="0" meta:image-count="0" meta:object-count="0" meta:page-count="1" meta:paragraph-count="10" meta:word-count="292" meta:character-count="1875"/>
    <dc:date>2024-10-23T11:56:56.91</dc:date>
    <meta:editing-duration>PT14M17S</meta:editing-duration>
    <meta:editing-cycles>1</meta:editing-cycles>
    <meta:generator>OpenOffice/4.1.11$Win32 OpenOffice.org_project/4111m1$Build-9808</meta:generator>
  </office:meta>
</office:document-meta>
</file>